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4"/>
    <style:style style:name="P3" style:family="paragraph" style:parent-style-name="Standard" style:list-style-name="L4">
      <style:paragraph-properties fo:text-align="start"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esentación de trabajo final</text:p>
      <text:p text:style-name="Standard"/>
      <text:p text:style-name="Standard">Introducción</text:p>
      <text:p text:style-name="Standard"/>
      <text:p text:style-name="Standard">En la construcción de software es común encontrarse con problemas que se repiten y cuya solución en general esta dada de forma específica para cada ocurrencia del mismo. Esto quiere decir que cuando se va a construir un producto de software (un sistema completo o una parte) el producto se diseña e implementa pensando en el mismo y no se consideran nociones como la reutilización, independencia e intercambio de subpartes del producto, además la solución generada no es una que ya haya sido comprobada en proyectos/productos anteriores sino que es una que fue generada específicamente para el producto a desarrollar.</text:p>
      <text:p text:style-name="Standard">La forma en que se solucionan los inconvenientes mencionados anteriormente es la utilización de patrones de diseño, los cuales son soluciones genéricas que ya están comprobadas por años de utilización y que en general solucionan los aspectos de reutilización, independencia e intercambio de subpartes de un producto de software.</text:p>
      <text:p text:style-name="Standard">Para este proyecto nos centramos en los problemas de búsqueda y en el hecho de que como mencionamos al comienzo, las soluciones a los mismos están dadas de forma especifica para nuevo problema de búsqueda que se busca resolver, siendo nuestra propuesta brindar la misma solución que ofrecen los patrones de diseño, esto es, dar una solución genérica para los problemas de búsqueda.</text:p>
      <text:p text:style-name="Standard"/>
      <text:p text:style-name="Standard">Idea de la plataforma</text:p>
      <text:p text:style-name="Standard"/>
      <text:p text:style-name="Standard">Nosotros quisimos brindar los mismos beneficios que otorgan los patrones de diseño, específicamente para problemas de búsqueda. Esto lo hacemos al ofrecer una plataforma sobre la cual, mediante el uso de características de la programación orientada a objetos, como ser herencia y genericidad, se puede construir una solución para cualquier tipo de problema de búsqueda utilizando una estructura general para solución y así también algoritmos genéricos (como la obtención de sucesores y algoritmos de búsqueda) brindando los siguientes beneficios:</text:p>
      <text:p text:style-name="Standard"/>
      <text:list xml:id="list708186682" text:style-name="L1">
        <text:list-item>
          <text:p text:style-name="P1">Un diseño genérico</text:p>
        </text:list-item>
        <text:list-item>
          <text:p text:style-name="P1">Independencia de submódulos (estado, motor, etc)</text:p>
        </text:list-item>
        <text:list-item>
          <text:p text:style-name="P1">Fácil intercambio de subpartes (cambiar de motor, agregar o quitar reglas de cambio de estado, etc)</text:p>
        </text:list-item>
        <text:list-item>
          <text:p text:style-name="P1">Reutilización de módulos</text:p>
        </text:list-item>
        <text:list-item>
          <text:p text:style-name="P1">Una buena división de responsabilidades de cada parte de la solución al problema</text:p>
          <text:p text:style-name="P1">(Estado, Reglas, Motor, Problema)</text:p>
        </text:list-item>
      </text:list>
      <text:p text:style-name="Standard"/>
      <text:p text:style-name="Standard">La plataforma es un conjunto de clases (interfaces, clases abstractas y clases concretas con algoritmos genéricos) relacionadas de forma tal que para cualquier parte de la solución siempre se cuente solo con los métodos necesarios disminuyendo en todo lo posible la cohesión de los mismos.</text:p>
      <text:p text:style-name="Standard"/>
      <text:p text:style-name="Standard">Consideraciones generales</text:p>
      <text:p text:style-name="Standard"/>
      <text:p text:style-name="Standard">Patrones de diseño</text:p>
      <text:p text:style-name="Standard"/>
      <text:p text:style-name="Standard">Los patrones de diseño ofrecen soluciones genéricas a problemas que tienden a repetirse, donde cada uno tiene detalles que son específicos a cada instancia de un problema particular así también como detalles que son generales y los cuales se mantienen iguales para toda instancia de problemas del mismo tipo. Sin utilizar patrones de diseño, el desarrollo de un producto se comenzaría desde cero con un diseño e implementación fuertemente ligados a los detalles del producto a desarrollar; las partes de este producto serán probablemente incompatible con partes utilizadas en algún otro <text:soft-page-break/>producto similar, y viceversa; cambios en la especificación producto pueden resultar en tener que realizar grandes cambios en el diseño e implementación del mismo.</text:p>
      <text:p text:style-name="Standard">Un patrón de diseño ofrece soluciones generales que permiten comenzar la implementación del producto basandose en un diseño ya probado, que <text:s/>aumenta la independencia de los módulos que conforman a la solución y logran a su vez una fácil reutilización de los mismos.</text:p>
      <text:p text:style-name="Standard"/>
      <text:p text:style-name="Standard">Java</text:p>
      <text:p text:style-name="Standard"/>
      <text:p text:style-name="Standard">Java es un lenguaje orientado a objetos mas simple que C++, que utiliza una maquina virtual sobre la que se ejecuta un código intermedio llamado “Byte Code” resultado de la compilación del código fuente, el código intermedio es portable a cualquier plataforma en la que se disponga de una implementación de la máquina virtual.</text:p>
      <text:p text:style-name="Standard">Java, mas específicamente la maquina virtual de Java, soporta de manera nativa el uso de hilos de ejecución (concurrencia).</text:p>
      <text:p text:style-name="Standard">Java utiliza un recolector de basura para el tratamiento de objetos desreferenciados, al contrario de un manejo manual de la memoria dinámica como es el caso de C++. Esto hace que las aplicaciones en Java sean menos propensos a generar lagunas de memoria (memory leak) ya que el programador no es el responsable de manejar la memoria dinámica sino que el recolector de basura limpia aquellos objetos que ya han dejado de ser desreferenciados*, contrariamente a C++ donde el usuario debe pedir un bloque de memoria en la memoria dinámica (malloc) y debe liberar también manualmente un bloque de memoria (delete) asociado a un objeto cuando el mismo ya no va a ser utilizado.</text:p>
      <text:p text:style-name="Standard">Finalmente vale la pena notar la diferencia entre la genericidad en C++ (templates) que se consigue por realizar copias del código del template con los tipos particulares usados en la instanciación de un template; al contrario, en Java la genericidad se logra mediante herencia.</text:p>
      <text:p text:style-name="Standard"/>
      <text:p text:style-name="Standard">Diseño de la plataforma</text:p>
      <text:p text:style-name="Standard"/>
      <text:p text:style-name="Standard">Al diseñar la plataforma tuvimos en cuenta cuales eran las “partes” que aparecían en toda solución a un problema de búsqueda, finalmente logramos distinguir cuatro partes que siempre estaban presentes, aunque a menudo en distintas configuraciones, y las cuales eran:</text:p>
      <text:p text:style-name="Standard"/>
      <text:list xml:id="list1094408605" text:style-name="L4">
        <text:list-item>
          <text:p text:style-name="P2">Estado</text:p>
        </text:list-item>
        <text:list-item>
          <text:p text:style-name="P2">Reglas de cambio de estado</text:p>
        </text:list-item>
        <text:list-item>
          <text:p text:style-name="P2">Problema</text:p>
        </text:list-item>
        <text:list-item>
          <text:p text:style-name="P3">Motor de búsqueda</text:p>
        </text:list-item>
      </text:list>
      <text:p text:style-name="Standard"/>
      <text:p text:style-name="Standard">A su vez las reglas de cambio de estado eran simplemente un conjunto de varias reglas que siempre tenían el mismo comportamiento, si la regla se podía aplicar, entonces se agregaba el estado sucesor correspondiente a aplicar a la misma a un estado particular.</text:p>
      <text:p text:style-name="Standard"/>
      <text:p text:style-name="Standard">El problema siempre contenía un método para conseguir todos los estados sucesores a otro particular y el algoritmo de dicho método siempre tenía la misma forma, para cada regla de cambio de estado, si era aplicaba entonces se agregaban el o los estados sucesores conseguidos al aplicar a la misma.</text:p>
      <text:p text:style-name="Standard"/>
      <text:p text:style-name="Standard">El estado dependiendo del problema de búsqueda para el cual se lo utilizaba tenía una forma de saber si era exitoso, si era un estado final, si era exitoso para algún jugador, cuan cerca estaba de ser solución, cuan cerca estaba de ser solución para un jugador específico y una forma de clonar al mismo. </text:p>
      <text:p text:style-name="Standard"/>
      <text:p text:style-name="Standard">Con lo anterior se pensó realizar el diseño de la plataforma [poner diagrama básico de diseñ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25T22:02:55</meta:creation-date>
    <dc:date>2011-12-26T01:11:07</dc:date>
    <meta:editing-duration>PT1H35M20S</meta:editing-duration>
    <meta:editing-cycles>3</meta:editing-cycles>
    <meta:generator>LibreOffice/3.3$Unix LibreOffice_project/330m19$Build-301</meta:generator>
    <meta:document-statistic meta:table-count="0" meta:image-count="0" meta:object-count="0" meta:page-count="2" meta:paragraph-count="33" meta:word-count="1015" meta:character-count="6305"/>
  </office:meta>
</office:document-meta>
</file>